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Use Pure Scheme append </text:p>
          </table:table-cell>
          <table:table-cell office:value-type="string">
            <text:p>Use C++ append</text:p>
          </table:table-cell>
          <table:table-cell office:value-type="string">
            <text:p>improve set-union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Mosh</text:p>
          </table:table-cell>
          <table:table-cell office:value-type="float" office:value="14.8">
            <text:p>14.8</text:p>
          </table:table-cell>
          <table:table-cell office:value-type="float" office:value="13.4">
            <text:p>13.4</text:p>
          </table:table-cell>
          <table:table-cell office:value-type="float" office:value="10.9">
            <text:p>10.9</text:p>
          </table:table-cell>
          <table:table-cell office:value-type="float" office:value="10.3">
            <text:p>10.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6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2cm" table:end-y="0.359cm" draw:z-index="0" draw:style-name="gr1" svg:width="22.61cm" svg:height="14.855cm" svg:x="0cm" svg:y="0.38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0">2008/06/20</text:date>, <text:time>11:3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20T11:32:47</dc:date>
    <meta:editing-cycles>5</meta:editing-cycles>
    <meta:editing-duration>PT20H53M23S</meta:editing-duration>
    <meta:user-defined meta:name="Info 1"/>
    <meta:user-defined meta:name="Info 2"/>
    <meta:user-defined meta:name="Info 3"/>
    <meta:user-defined meta:name="Info 4"/>
    <meta:document-statistic meta:table-count="3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206cm" svg:height="7.016cm" chart:class="chart:line" chart:style-name="ch1">
        <chart:title svg:x="3.352cm" svg:y="0.141cm" chart:style-name="ch2">
          <text:p>psyntax.pp</text:p>
        </chart:title>
        <chart:legend chart:legend-position="end" svg:x="7.085cm" svg:y="3.039cm" chart:style-name="ch3"/>
        <chart:plot-area chart:style-name="ch4" table:cell-range-address="表1.C3:表1.AG5 表1.B4:表1.AG5 表1.B3:表1.B3" chart:data-source-has-labels="both" svg:x="0.134cm" svg:y="0.783cm" svg:width="6.767cm" svg:height="5.951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184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e Pure Scheme append </text:p>
              </table:table-cell>
              <table:table-cell office:value-type="string">
                <text:p>Use C++ append</text:p>
              </table:table-cell>
              <table:table-cell office:value-type="string">
                <text:p>improve set-union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4.8">
                <text:p>14.8</text:p>
              </table:table-cell>
              <table:table-cell office:value-type="float" office:value="13.4">
                <text:p>13.4</text:p>
              </table:table-cell>
              <table:table-cell office:value-type="float" office:value="10.9">
                <text:p>10.9</text:p>
              </table:table-cell>
              <table:table-cell office:value-type="float" office:value="10.3">
                <text:p>1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